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1d219f" officeooo:paragraph-rsid="001d219f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219f" officeooo:paragraph-rsid="001d219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dfaf9" officeooo:paragraph-rsid="001dfaf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dfdbb" officeooo:paragraph-rsid="001dfdbb" style:font-weight-asian="normal" style:font-weight-complex="normal"/>
    </style:style>
    <style:style style:name="T1" style:family="text">
      <style:text-properties officeooo:rsid="001ff5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z and stuff</text:p>
      <text:p text:style-name="P2">Project Management</text:p>
      <text:p text:style-name="P3">Trac → Project management website</text:p>
      <text:p text:style-name="P3"/>
      <text:p text:style-name="P4"><text:span text:style-name="T1">Documentation</text:span>, source, progress, etc…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2:57:50.608500665</meta:creation-date>
    <dc:date>2017-03-07T12:59:27.721995471</dc:date>
    <meta:editing-duration>PT1M2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4" meta:character-count="102" meta:non-whitespace-character-count="92"/>
  </office:meta>
</office:document-meta>
</file>